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</office:automatic-styles>
  <office:body>
    <office:text>
      <text:h text:style-name="Title">Gergely Daróczi</text:h>
      <text:p text:style-name="Author">Looong report</text:p>
      <text:p text:style-name="Date">&lt;%=date()%&gt;</text:p>
      <text:p text:style-name="Text_20_body">I have written the below report in 10 mins :)</text:p>
      <text:h text:style-name="Heading_20_1" text:outline-level="1">Dataset</text:h>
      <text:p text:style-name="First_20_paragraph">Here I will do a pretty fast report on <text:span text:style-name="Teletype">mtcars</text:span> which is:</text:p>
      <text:p text:style-name="Text_20_body">&lt;%= mtcars %&gt;</text:p>
      <text:h text:style-name="Heading_20_1" text:outline-level="1">Descriptives</text:h>
      <text:p text:style-name="First_20_paragraph">&lt;%= data.frame("Average" = sapply(mtcars, mean), "Median" = sapply(mtcars, median), "Standard deviation" = sapply(mtcars, sd), "Variance" = sapply(mtcars, var)) %&gt;</text:p>
      <text:h text:style-name="Heading_20_2" text:outline-level="2">In details</text:h>
      <text:p text:style-name="First_20_paragraph">&lt;% for (v in names(mtcars)) { %&gt;</text:p>
      <text:h text:style-name="Heading_20_3" text:outline-level="3">&lt;%=v%&gt;</text:h>
      <text:p text:style-name="First_20_paragraph">We found the folloing values here:</text:p>
      <text:p text:style-name="Text_20_body">&lt;%= mtcars[, v] %&gt;</text:p>
      <text:p text:style-name="Text_20_body">The mean of &lt;%=v%&gt; is &lt;%=mean(mtcars[, v])%&gt; while the standard deviation is: &lt;%=sd(mtcars[, v])%&gt;. The most frequent value in &lt;%=v%&gt; is &lt;%=names(sort(table(mtcars[, v]), decreasing =TRUE))[1]%&gt;, but let us check out the frequency table too:</text:p>
      <text:p text:style-name="Text_20_body">&lt;%= table(mtcars[, v]) %&gt;</text:p>
      <text:p text:style-name="Text_20_body">Tables are boring, let us show the same with a <text:span text:style-name="Teletype">histogram</text:span>:</text:p>
      <text:p text:style-name="Text_20_body">&lt;%= require(lattice) histogram(mtcars[, v], xlab = v, col = sample(colors(), 1)) %&gt;</text:p>
      <text:p text:style-name="Text_20_body">&lt;% } %&gt;</text:p>
      <text:h text:style-name="Heading_20_1" text:outline-level="1">Correlation</text:h>
      <text:p text:style-name="First_20_paragraph">And here goes a correlation table:</text:p>
      <text:p text:style-name="Text_20_body">&lt;%= cor(mtcars) %&gt;</text:p>
      <text:p text:style-name="Text_20_body">And the same on a graph:</text:p>
      <text:p text:style-name="Text_20_body">&lt;%= I.have.time &lt;- TRUE if (I.have.time) pairs(mtcars) %&gt;</text:p>
      <text:p text:style-name="Text_20_body">Yeah, that latter took a while to render in an image file :)</text:p>
      <text:p text:style-name="Text_20_body">That's not a <text:span text:style-name="Teletype">pander</text:span> issue.</text:p>
      <text:h text:style-name="Heading_20_1" text:outline-level="1">Some models</text:h>
      <text:p text:style-name="First_20_paragraph">Okay, let us find out how <text:span text:style-name="Teletype">weight</text:span> affects other variables:</text:p>
      <text:p text:style-name="Text_20_body">&lt;% for (v in names(mtcars)[-6]) { %&gt;</text:p>
      <text:h text:style-name="Heading_20_3" text:outline-level="3">&lt;%=v%&gt;</text:h>
      <text:p text:style-name="First_20_paragraph">A simple linear model: <text:span text:style-name="Teletype">mtcars$wt ~ mtcars$&lt;%=v%&gt;</text:span></text:p>
      <text:p text:style-name="Text_20_body">&lt;%= Independent &lt;- mtcars[, v] lm(mtcars$wt ~ Independent) %&gt;</text:p>
      <text:p text:style-name="Text_20_body">&lt;% } %&gt;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0) and <text:a xlink:type="simple" xlink:href="https://github.com/daroczig/pander" office:name=""><text:span text:style-name="Definition">pander</text:span></text:a> (0.1) on x86_64-unknown-linux-gnu plat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